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/>
          <table:table-cell office:value-type="string" calcext:value-type="string">
            <text:p>F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 + o2</text:p>
          </table:table-cell>
          <table:table-cell office:value-type="float" office:value="100000000000000" calcext:value-type="float">
            <text:p>1.00E+14</text:p>
          </table:table-cell>
          <table:table-cell office:value-type="float" office:value="0.13" calcext:value-type="float">
            <text:p>0.13</text:p>
          </table:table-cell>
          <table:table-cell table:formula="of:=[.C2]/(10^[.D2])" office:value-type="float" office:value="74131024130091.8" calcext:value-type="float">
            <text:p>74131024130091.8</text:p>
          </table:table-cell>
          <table:table-cell table:formula="of:=[.C2]*10^[.D2]" office:value-type="float" office:value="134896288259165" calcext:value-type="float">
            <text:p>1348962882591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2 + oh</text:p>
          </table:table-cell>
          <table:table-cell office:value-type="float" office:value="220000000" calcext:value-type="float">
            <text:p>2.20E+08</text:p>
          </table:table-cell>
          <table:table-cell office:value-type="float" office:value="0.18" calcext:value-type="float">
            <text:p>0.18</text:p>
          </table:table-cell>
          <table:table-cell table:formula="of:=[.C3]/(10^[.D3])" office:value-type="float" office:value="145352558.561671" calcext:value-type="float">
            <text:p>145352558.561671</text:p>
          </table:table-cell>
          <table:table-cell table:formula="of:=[.C3]*10^[.D3]" office:value-type="float" office:value="332983474.655966" calcext:value-type="float">
            <text:p>332983474.6559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 oh</text:p>
          </table:table-cell>
          <table:table-cell office:value-type="float" office:value="260000000000" calcext:value-type="float">
            <text:p>2.60E+11</text:p>
          </table:table-cell>
          <table:table-cell office:value-type="float" office:value="0.33" calcext:value-type="float">
            <text:p>0.33</text:p>
          </table:table-cell>
          <table:table-cell table:formula="of:=[.C4]/(10^[.D4])" office:value-type="float" office:value="121611136734.672" calcext:value-type="float">
            <text:p>121611136734.672</text:p>
          </table:table-cell>
          <table:table-cell table:formula="of:=[.C4]*10^[.D4]" office:value-type="float" office:value="555870143270.58" calcext:value-type="float">
            <text:p>555870143270.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+nh2</text:p>
          </table:table-cell>
          <table:table-cell office:value-type="float" office:value="160000000000000" calcext:value-type="float">
            <text:p>1.60E+14</text:p>
          </table:table-cell>
          <table:table-cell office:value-type="float" office:value="1.15" calcext:value-type="float">
            <text:p>1.15</text:p>
          </table:table-cell>
          <table:table-cell table:formula="of:=[.C5]/(10^[.D5])" office:value-type="float" office:value="11327132550146.2" calcext:value-type="float">
            <text:p>11327132550146.2</text:p>
          </table:table-cell>
          <table:table-cell table:formula="of:=[.C5]*10^[.D5]" office:value-type="float" office:value="2.26006007139641E+015" calcext:value-type="float">
            <text:p>2.26006007139641E+0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2h2</text:p>
          </table:table-cell>
          <table:table-cell office:value-type="float" office:value="1.9E+027" calcext:value-type="float">
            <text:p>1.90E+27</text:p>
          </table:table-cell>
          <table:table-cell office:value-type="float" office:value="2.3" calcext:value-type="float">
            <text:p>2.3</text:p>
          </table:table-cell>
          <table:table-cell table:formula="of:=[.C6]/(10^[.D6])" office:value-type="float" office:value="9.52255743891818E+024" calcext:value-type="float">
            <text:p>9.52255743891818E+024</text:p>
          </table:table-cell>
          <table:table-cell table:formula="of:=[.C6]*10^[.D6]" office:value-type="float" office:value="3.79099839844087E+029" calcext:value-type="float">
            <text:p>3.79099839844087E+0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h3+h</text:p>
          </table:table-cell>
          <table:table-cell office:value-type="float" office:value="640000" calcext:value-type="float">
            <text:p>6.40E+05</text:p>
          </table:table-cell>
          <table:table-cell office:value-type="float" office:value="2.3" calcext:value-type="float">
            <text:p>2.3</text:p>
          </table:table-cell>
          <table:table-cell table:formula="of:=[.C7]/(10^[.D7])" office:value-type="float" office:value="3207.59829521454" calcext:value-type="float">
            <text:p>3207.59829521454</text:p>
          </table:table-cell>
          <table:table-cell table:formula="of:=[.C7]*10^[.D7]" office:value-type="float" office:value="127696788.158008" calcext:value-type="float">
            <text:p>127696788.1580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2h2+o</text:p>
          </table:table-cell>
          <table:table-cell office:value-type="float" office:value="10000000000000" calcext:value-type="float">
            <text:p>1.00E+13</text:p>
          </table:table-cell>
          <table:table-cell office:value-type="float" office:value="2.3" calcext:value-type="float">
            <text:p>2.3</text:p>
          </table:table-cell>
          <table:table-cell table:formula="of:=[.C8]/(10^[.D8])" office:value-type="float" office:value="50118723362.7273" calcext:value-type="float">
            <text:p>50118723362.7273</text:p>
          </table:table-cell>
          <table:table-cell table:formula="of:=[.C8]*10^[.D8]" office:value-type="float" office:value="1.99526231496888E+015" calcext:value-type="float">
            <text:p>1.99526231496888E+0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h+o2</text:p>
          </table:table-cell>
          <table:table-cell office:value-type="float" office:value="24000000000000" calcext:value-type="float">
            <text:p>2.40E+13</text:p>
          </table:table-cell>
          <table:table-cell office:value-type="float" office:value="0.23" calcext:value-type="float">
            <text:p>0.23</text:p>
          </table:table-cell>
          <table:table-cell table:formula="of:=[.C9]/(10^[.D9])" office:value-type="float" office:value="14132247728534.1" calcext:value-type="float">
            <text:p>14132247728534.1</text:p>
          </table:table-cell>
          <table:table-cell table:formula="of:=[.C9]*10^[.D9]" office:value-type="float" office:value="40757847659081.9" calcext:value-type="float">
            <text:p>40757847659081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nh2</text:p>
          </table:table-cell>
          <table:table-cell office:value-type="float" office:value="170000000" calcext:value-type="float">
            <text:p>1.70E+08</text:p>
          </table:table-cell>
          <table:table-cell office:value-type="float" office:value="2.3" calcext:value-type="float">
            <text:p>2.3</text:p>
          </table:table-cell>
          <table:table-cell table:formula="of:=[.C10]/(10^[.D10])" office:value-type="float" office:value="852018.297166363" calcext:value-type="float">
            <text:p>852018.297166363</text:p>
          </table:table-cell>
          <table:table-cell table:formula="of:=[.C10]*10^[.D10]" office:value-type="float" office:value="33919459354.4709" calcext:value-type="float">
            <text:p>33919459354.47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2h2+o</text:p>
          </table:table-cell>
          <table:table-cell office:value-type="float" office:value="330000000" calcext:value-type="float">
            <text:p>3.30E+08</text:p>
          </table:table-cell>
          <table:table-cell office:value-type="float" office:value="2.3" calcext:value-type="float">
            <text:p>2.3</text:p>
          </table:table-cell>
          <table:table-cell table:formula="of:=[.C11]/(10^[.D11])" office:value-type="float" office:value="1653917.87097" calcext:value-type="float">
            <text:p>1653917.87097</text:p>
          </table:table-cell>
          <table:table-cell table:formula="of:=[.C11]*10^[.D11]" office:value-type="float" office:value="65843656393.973" calcext:value-type="float">
            <text:p>65843656393.9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2h2+ h</text:p>
          </table:table-cell>
          <table:table-cell office:value-type="float" office:value="110000000000000" calcext:value-type="float">
            <text:p>1.10E+14</text:p>
          </table:table-cell>
          <table:table-cell office:value-type="float" office:value="2.3" calcext:value-type="float">
            <text:p>2.3</text:p>
          </table:table-cell>
          <table:table-cell table:formula="of:=[.C12]/(10^[.D12])" office:value-type="float" office:value="551305956990" calcext:value-type="float">
            <text:p>551305956990</text:p>
          </table:table-cell>
          <table:table-cell table:formula="of:=[.C12]*10^[.D12]" office:value-type="float" office:value="2.19478854646577E+016" calcext:value-type="float">
            <text:p>2.19478854646577E+0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2nn</text:p>
          </table:table-cell>
          <table:table-cell office:value-type="float" office:value="250000000000000" calcext:value-type="float">
            <text:p>2.50E+14</text:p>
          </table:table-cell>
          <table:table-cell office:value-type="float" office:value="2.3" calcext:value-type="float">
            <text:p>2.3</text:p>
          </table:table-cell>
          <table:table-cell table:formula="of:=[.C13]/(10^[.D13])" office:value-type="float" office:value="1252968084068.18" calcext:value-type="float">
            <text:p>1252968084068.18</text:p>
          </table:table-cell>
          <table:table-cell table:formula="of:=[.C13]*10^[.D13]" office:value-type="float" office:value="4.9881557874222E+016" calcext:value-type="float">
            <text:p>4.9881557874222E+0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nh2</text:p>
          </table:table-cell>
          <table:table-cell office:value-type="float" office:value="5.6" calcext:value-type="float">
            <text:p>5.60E+00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  <table:table-cell table:formula="of:=[.C14]*10^[.D14]" office:value-type="float" office:value="1117.34689638257" calcext:value-type="float">
            <text:p>1117.346896382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h2+o2</text:p>
          </table:table-cell>
          <table:table-cell office:value-type="float" office:value="260000000000" calcext:value-type="float">
            <text:p>2.60E+11</text:p>
          </table:table-cell>
          <table:table-cell office:value-type="float" office:value="1.15" calcext:value-type="float">
            <text:p>1.15</text:p>
          </table:table-cell>
          <table:table-cell table:formula="of:=[.C15]/(10^[.D15])" office:value-type="float" office:value="18406590393.9876" calcext:value-type="float">
            <text:p>18406590393.9876</text:p>
          </table:table-cell>
          <table:table-cell table:formula="of:=[.C15]*10^[.D15]" office:value-type="float" office:value="3672597616019.16" calcext:value-type="float">
            <text:p>3672597616019.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h+nh2</text:p>
          </table:table-cell>
          <table:table-cell office:value-type="float" office:value="430000000000000" calcext:value-type="float">
            <text:p>4.30E+14</text:p>
          </table:table-cell>
          <table:table-cell office:value-type="float" office:value="2.3" calcext:value-type="float">
            <text:p>2.3</text:p>
          </table:table-cell>
          <table:table-cell table:formula="of:=[.C16]/(10^[.D16])" office:value-type="float" office:value="2155105104597.27" calcext:value-type="float">
            <text:p>2155105104597.27</text:p>
          </table:table-cell>
          <table:table-cell table:formula="of:=[.C16]*10^[.D16]" office:value-type="float" office:value="8.57962795436618E+016" calcext:value-type="float">
            <text:p>8.57962795436618E+0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h2+no</text:p>
          </table:table-cell>
          <table:table-cell office:value-type="float" office:value="43000000000" calcext:value-type="float">
            <text:p>4.30E+10</text:p>
          </table:table-cell>
          <table:table-cell office:value-type="float" office:value="0.23" calcext:value-type="float">
            <text:p>0.23</text:p>
          </table:table-cell>
          <table:table-cell table:formula="of:=[.C17]/(10^[.D17])" office:value-type="float" office:value="25320277180.2903" calcext:value-type="float">
            <text:p>25320277180.2903</text:p>
          </table:table-cell>
          <table:table-cell table:formula="of:=[.C17]*10^[.D17]" office:value-type="float" office:value="73024477055.855" calcext:value-type="float">
            <text:p>73024477055.8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h3+oh</text:p>
          </table:table-cell>
          <table:table-cell office:value-type="float" office:value="2000000" calcext:value-type="float">
            <text:p>2.00E+06</text:p>
          </table:table-cell>
          <table:table-cell office:value-type="float" office:value="0.92" calcext:value-type="float">
            <text:p>0.92</text:p>
          </table:table-cell>
          <table:table-cell table:formula="of:=[.C18]/(10^[.D18])" office:value-type="float" office:value="240452.886923483" calcext:value-type="float">
            <text:p>240452.886923483</text:p>
          </table:table-cell>
          <table:table-cell table:formula="of:=[.C18]*10^[.D18]" office:value-type="float" office:value="16635275.4220534" calcext:value-type="float">
            <text:p>16635275.42205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21:20:34.148899186</meta:creation-date>
    <dc:date>2024-02-22T16:02:05.348407230</dc:date>
    <meta:editing-duration>PT51M58S</meta:editing-duration>
    <meta:editing-cycles>5</meta:editing-cycles>
    <meta:generator>LibreOffice/7.4.7.2$Linux_X86_64 LibreOffice_project/40$Build-2</meta:generator>
    <meta:document-statistic meta:table-count="1" meta:cell-count="105" meta:object-count="0"/>
  </office:meta>
</office:document-meta>
</file>